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1">
      <style:paragraph-properties>
        <style:tab-stops>
          <style:tab-stop style:position="0.762cm"/>
          <style:tab-stop style:position="16.51cm" style:type="right"/>
        </style:tab-stops>
      </style:paragraph-properties>
    </style:style>
    <style:style style:name="P3" style:family="paragraph" style:parent-style-name="InfoBlue">
      <style:text-properties fo:background-color="#ffff00"/>
    </style:style>
    <style:style style:name="P4" style:family="paragraph" style:parent-style-name="Standard">
      <style:text-properties fo:language="hr" fo:country="HR"/>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fo:orphans="0" fo:widows="0"/>
    </style:style>
    <style:style style:name="P7" style:family="paragraph" style:parent-style-name="Standard">
      <style:text-properties style:font-name="Arial" fo:font-size="16pt" fo:language="hr" fo:country="HR" style:font-size-asian="16pt" style:font-name-complex="Arial1" style:font-size-complex="16pt"/>
    </style:style>
    <style:style style:name="P8" style:family="paragraph" style:parent-style-name="Standard">
      <style:paragraph-properties fo:orphans="0" fo:widows="0"/>
    </style:style>
    <style:style style:name="P9" style:family="paragraph" style:parent-style-name="Standard">
      <style:paragraph-properties fo:margin-left="0cm" fo:margin-right="0.12cm" fo:margin-top="0.071cm" fo:margin-bottom="0cm" style:contextual-spacing="false" fo:orphans="0" fo:widows="0" fo:text-indent="0cm" style:auto-text-indent="false">
        <style:tab-stops>
          <style:tab-stop style:position="2.002cm"/>
        </style:tab-stops>
      </style:paragraph-properties>
    </style:style>
    <style:style style:name="P10" style:family="paragraph" style:parent-style-name="Standard">
      <style:paragraph-properties fo:margin-left="0cm" fo:margin-right="0.635cm" fo:orphans="0" fo:widows="0" fo:text-indent="0cm" style:auto-text-indent="false"/>
    </style:style>
    <style:style style:name="P11" style:family="paragraph" style:parent-style-name="Standard">
      <style:paragraph-properties fo:text-align="center" style:justify-single-word="false" fo:orphans="0" fo:widows="0"/>
    </style:style>
    <style:style style:name="P12" style:family="paragraph" style:parent-style-name="Text_20_body">
      <style:text-properties fo:language="hr" fo:country="HR"/>
    </style:style>
    <style:style style:name="P13" style:family="paragraph" style:parent-style-name="Text_20_body">
      <style:text-properties fo:language="hr" fo:country="HR" officeooo:paragraph-rsid="001d873b"/>
    </style:style>
    <style:style style:name="P14" style:family="paragraph" style:parent-style-name="Text_20_body">
      <style:text-properties fo:language="hr" fo:country="HR" officeooo:rsid="001f9722" officeooo:paragraph-rsid="002a0a43"/>
    </style:style>
    <style:style style:name="P15" style:family="paragraph" style:parent-style-name="Text_20_body">
      <style:text-properties fo:language="hr" fo:country="HR" officeooo:rsid="002dedac" officeooo:paragraph-rsid="002dedac"/>
    </style:style>
    <style:style style:name="P16" style:family="paragraph" style:parent-style-name="Text_20_body">
      <style:text-properties fo:language="hr" fo:country="HR" officeooo:rsid="0034c1fa" officeooo:paragraph-rsid="0034c1fa"/>
    </style:style>
    <style:style style:name="P17" style:family="paragraph" style:parent-style-name="Text_20_body">
      <style:text-properties fo:language="hr" fo:country="HR" officeooo:rsid="003ce140" officeooo:paragraph-rsid="003ce140"/>
    </style:style>
    <style:style style:name="P18" style:family="paragraph" style:parent-style-name="Text_20_body">
      <style:text-properties fo:language="hr" fo:country="HR" officeooo:rsid="003ce140" officeooo:paragraph-rsid="00473f92"/>
    </style:style>
    <style:style style:name="P19" style:family="paragraph" style:parent-style-name="Text_20_body">
      <style:text-properties fo:language="hr" fo:country="HR" officeooo:rsid="00449f98" officeooo:paragraph-rsid="00449f98"/>
    </style:style>
    <style:style style:name="P20" style:family="paragraph" style:parent-style-name="Text_20_body">
      <style:text-properties fo:language="hr" fo:country="HR" officeooo:rsid="00473f92" officeooo:paragraph-rsid="00473f92"/>
    </style:style>
    <style:style style:name="P21" style:family="paragraph" style:parent-style-name="Text_20_body">
      <style:text-properties fo:language="hr" fo:country="HR" officeooo:rsid="0048087c" officeooo:paragraph-rsid="0048087c"/>
    </style:style>
    <style:style style:name="P22" style:family="paragraph" style:parent-style-name="Text_20_body">
      <style:paragraph-properties fo:margin-left="0cm" fo:margin-right="0cm" fo:text-indent="0cm" style:auto-text-indent="false"/>
      <style:text-properties fo:language="hr" fo:country="HR" officeooo:rsid="0048087c" officeooo:paragraph-rsid="0048087c"/>
    </style:style>
    <style:style style:name="P23" style:family="paragraph" style:parent-style-name="Text_20_body">
      <style:text-properties fo:language="hr" fo:country="HR" officeooo:rsid="004a256f" officeooo:paragraph-rsid="004a256f"/>
    </style:style>
    <style:style style:name="P24" style:family="paragraph" style:parent-style-name="Text_20_body">
      <style:text-properties fo:language="hr" fo:country="HR" officeooo:rsid="004a256f" officeooo:paragraph-rsid="004f798e"/>
    </style:style>
    <style:style style:name="P25" style:family="paragraph" style:parent-style-name="Text_20_body">
      <style:text-properties fo:language="hr" fo:country="HR" officeooo:rsid="00473f92" officeooo:paragraph-rsid="00473f92" fo:background-color="#ffff00"/>
    </style:style>
    <style:style style:name="P26" style:family="paragraph" style:parent-style-name="Text_20_body">
      <style:text-properties fo:language="hr" fo:country="HR" officeooo:rsid="004e2ebf" officeooo:paragraph-rsid="004e2ebf" fo:background-color="#ffff00"/>
    </style:style>
    <style:style style:name="P27" style:family="paragraph" style:parent-style-name="Text_20_body">
      <style:text-properties fo:language="hr" fo:country="HR" officeooo:rsid="00532f83" officeooo:paragraph-rsid="00532f83"/>
    </style:style>
    <style:style style:name="P28" style:family="paragraph" style:parent-style-name="Text_20_body">
      <style:text-properties fo:language="hr" fo:country="HR" officeooo:rsid="00592d3e" officeooo:paragraph-rsid="00592d3e"/>
    </style:style>
    <style:style style:name="P29" style:family="paragraph" style:parent-style-name="Text_20_body">
      <style:text-properties fo:language="hr" fo:country="HR" officeooo:rsid="005e411e" officeooo:paragraph-rsid="005e411e"/>
    </style:style>
    <style:style style:name="P30" style:family="paragraph" style:parent-style-name="Text_20_body">
      <style:paragraph-properties fo:margin-left="0cm" fo:margin-right="0cm" fo:text-indent="0cm" style:auto-text-indent="false"/>
      <style:text-properties fo:language="hr" fo:country="HR" officeooo:rsid="0061d469" officeooo:paragraph-rsid="0061d469"/>
    </style:style>
    <style:style style:name="P31" style:family="paragraph" style:parent-style-name="Text_20_body">
      <style:paragraph-properties fo:margin-left="0cm" fo:margin-right="0cm" fo:text-align="start" style:justify-single-word="false" fo:text-indent="0cm" style:auto-text-indent="false"/>
      <style:text-properties fo:language="hr" fo:country="HR" officeooo:rsid="00694d10" officeooo:paragraph-rsid="00790e17"/>
    </style:style>
    <style:style style:name="P32" style:family="paragraph" style:parent-style-name="Text_20_body">
      <style:paragraph-properties fo:margin-left="0cm" fo:margin-right="0cm" fo:text-align="start" style:justify-single-word="false" fo:text-indent="0cm" style:auto-text-indent="false"/>
      <style:text-properties fo:language="hr" fo:country="HR" officeooo:rsid="007b6451" officeooo:paragraph-rsid="007b6451"/>
    </style:style>
    <style:style style:name="P33" style:family="paragraph" style:parent-style-name="Text_20_body">
      <style:paragraph-properties fo:margin-left="0cm" fo:margin-right="0cm" fo:text-align="start" style:justify-single-word="false" fo:text-indent="0cm" style:auto-text-indent="false"/>
      <style:text-properties fo:language="hr" fo:country="HR" officeooo:rsid="00883d54" officeooo:paragraph-rsid="00883d54"/>
    </style:style>
    <style:style style:name="P34" style:family="paragraph" style:parent-style-name="Text_20_body">
      <style:paragraph-properties fo:margin-left="0cm" fo:margin-right="0cm" fo:text-align="start" style:justify-single-word="false" fo:text-indent="0cm" style:auto-text-indent="false"/>
      <style:text-properties fo:language="hr" fo:country="HR" officeooo:rsid="009b9675" officeooo:paragraph-rsid="009b9675"/>
    </style:style>
    <style:style style:name="P35" style:family="paragraph" style:parent-style-name="Text_20_body">
      <style:paragraph-properties fo:margin-left="0cm" fo:margin-right="0cm" fo:text-align="start" style:justify-single-word="false" fo:text-indent="0cm" style:auto-text-indent="false"/>
      <style:text-properties fo:language="hr" fo:country="HR" officeooo:rsid="009f4b28" officeooo:paragraph-rsid="009f4b28"/>
    </style:style>
    <style:style style:name="P36" style:family="paragraph" style:parent-style-name="Text_20_body">
      <style:paragraph-properties fo:margin-left="0cm" fo:margin-right="0cm" fo:text-align="start" style:justify-single-word="false" fo:text-indent="0cm" style:auto-text-indent="false"/>
      <style:text-properties fo:language="hr" fo:country="HR" officeooo:rsid="00a3f23f" officeooo:paragraph-rsid="00a3f23f"/>
    </style:style>
    <style:style style:name="P37" style:family="paragraph" style:parent-style-name="Text_20_body">
      <style:paragraph-properties fo:margin-left="0cm" fo:margin-right="0cm" fo:text-align="start" style:justify-single-word="false" fo:text-indent="0cm" style:auto-text-indent="false"/>
      <style:text-properties fo:language="hr" fo:country="HR" officeooo:rsid="00b3d4cf" officeooo:paragraph-rsid="00b3d4cf"/>
    </style:style>
    <style:style style:name="P38" style:family="paragraph" style:parent-style-name="Text_20_body">
      <style:paragraph-properties fo:margin-left="0cm" fo:margin-right="0cm" fo:text-align="start" style:justify-single-word="false" fo:text-indent="0cm" style:auto-text-indent="false"/>
      <style:text-properties fo:language="hr" fo:country="HR" officeooo:rsid="00bbe95c" officeooo:paragraph-rsid="00bbe95c"/>
    </style:style>
    <style:style style:name="P39" style:family="paragraph" style:parent-style-name="Text_20_body">
      <style:paragraph-properties fo:margin-left="0cm" fo:margin-right="0cm" fo:text-align="start" style:justify-single-word="false" fo:text-indent="0cm" style:auto-text-indent="false"/>
      <style:text-properties fo:language="hr" fo:country="HR" officeooo:rsid="00c53571" officeooo:paragraph-rsid="00c53571"/>
    </style:style>
    <style:style style:name="P40" style:family="paragraph" style:parent-style-name="Text_20_body">
      <style:paragraph-properties fo:margin-left="0cm" fo:margin-right="0cm" fo:text-align="start" style:justify-single-word="false" fo:text-indent="0cm" style:auto-text-indent="false"/>
      <style:text-properties fo:language="hr" fo:country="HR" officeooo:rsid="00d121b2" officeooo:paragraph-rsid="00d121b2"/>
    </style:style>
    <style:style style:name="P41" style:family="paragraph" style:parent-style-name="Text_20_body">
      <style:paragraph-properties fo:margin-left="0cm" fo:margin-right="0cm" fo:text-align="start" style:justify-single-word="false" fo:text-indent="0cm" style:auto-text-indent="false"/>
      <style:text-properties fo:language="hr" fo:country="HR" officeooo:rsid="00dc37e5" officeooo:paragraph-rsid="00dc37e5"/>
    </style:style>
    <style:style style:name="P42" style:family="paragraph" style:parent-style-name="Text_20_body">
      <style:paragraph-properties fo:margin-left="0cm" fo:margin-right="0cm" fo:text-align="start" style:justify-single-word="false" fo:text-indent="0cm" style:auto-text-indent="false"/>
      <style:text-properties fo:language="hr" fo:country="HR" officeooo:rsid="00dd5139" officeooo:paragraph-rsid="00dd5139"/>
    </style:style>
    <style:style style:name="P43" style:family="paragraph" style:parent-style-name="Text_20_body">
      <style:paragraph-properties fo:margin-left="0cm" fo:margin-right="0cm" fo:text-align="start" style:justify-single-word="false" fo:text-indent="0cm" style:auto-text-indent="false"/>
      <style:text-properties fo:language="hr" fo:country="HR" officeooo:rsid="00e26d74" officeooo:paragraph-rsid="00e26d74"/>
    </style:style>
    <style:style style:name="P44" style:family="paragraph" style:parent-style-name="Title">
      <style:paragraph-properties fo:text-align="end" style:justify-single-word="false"/>
    </style:style>
    <style:style style:name="P45" style:family="paragraph" style:parent-style-name="Title" style:master-page-name="Standard">
      <style:paragraph-properties fo:text-align="end" style:justify-single-word="false" style:page-number="auto"/>
    </style:style>
    <style:style style:name="P46" style:family="paragraph" style:parent-style-name="Title">
      <style:paragraph-properties fo:text-align="end" style:justify-single-word="false"/>
      <style:text-properties fo:language="hr" fo:country="HR"/>
    </style:style>
    <style:style style:name="P47" style:family="paragraph" style:parent-style-name="Title">
      <style:paragraph-properties fo:text-align="end" style:justify-single-word="false"/>
      <style:text-properties fo:font-size="14pt" fo:language="hr" fo:country="HR" style:font-size-asian="14pt"/>
    </style:style>
    <style:style style:name="P48" style:family="paragraph" style:parent-style-name="Title">
      <style:paragraph-properties fo:break-before="page"/>
    </style:style>
    <style:style style:name="P49" style:family="paragraph" style:parent-style-name="Title" style:master-page-name="Converted1">
      <style:paragraph-properties style:page-number="auto"/>
    </style:style>
    <style:style style:name="T1" style:family="text">
      <style:text-properties fo:language="hr" fo:country="HR"/>
    </style:style>
    <style:style style:name="T2" style:family="text">
      <style:text-properties fo:font-size="14pt" fo:language="hr" fo:country="HR" style:font-size-asian="14pt"/>
    </style:style>
    <style:style style:name="T3" style:family="text">
      <style:text-properties fo:font-size="16pt" fo:language="hr" fo:country="HR" style:font-size-asian="16pt" style:font-name-complex="Arial1" style:font-size-complex="16pt"/>
    </style:style>
    <style:style style:name="T4" style:family="text">
      <style:text-properties fo:font-size="16pt" fo:language="hr" fo:country="HR" style:font-size-asian="16pt" style:font-size-complex="16pt"/>
    </style:style>
    <style:style style:name="T5" style:family="text">
      <style:text-properties fo:font-size="16pt" fo:language="hr" fo:country="HR" fo:font-weight="normal" style:font-size-asian="16pt" style:font-weight-asian="normal" style:font-name-complex="Arial1" style:font-size-complex="16pt"/>
    </style:style>
    <style:style style:name="T6" style:family="text">
      <style:text-properties style:font-name="Arial" fo:font-size="16pt" fo:language="hr" fo:country="HR" style:font-size-asian="16pt" style:font-name-complex="Arial1" style:font-size-complex="16pt"/>
    </style:style>
    <style:style style:name="T7" style:family="text">
      <style:text-properties style:font-name="Arial" fo:font-size="16pt" fo:language="hr" fo:country="HR" fo:font-weight="bold" style:font-size-asian="16pt" style:font-weight-asian="bold" style:font-name-complex="Arial1" style:font-size-complex="16pt"/>
    </style:style>
    <style:style style:name="T8" style:family="text">
      <style:text-properties style:font-name="Symbol" fo:language="hr" fo:country="HR" style:font-name-asian="Symbol1" style:font-name-complex="Symbol1"/>
    </style:style>
    <style:style style:name="T9" style:family="text">
      <style:text-properties fo:font-size="12pt" style:font-size-asian="12pt" style:font-size-complex="12pt"/>
    </style:style>
    <style:style style:name="T10" style:family="text">
      <style:text-properties fo:color="#0000ff" loext:opacity="100%" fo:font-style="italic" fo:font-weight="bold" style:font-style-asian="italic" style:font-weight-asian="bold" style:font-style-complex="italic" style:font-weight-complex="bold" fo:background-color="#ffff00"/>
    </style:style>
    <style:style style:name="T11" style:family="text">
      <style:text-properties fo:color="#0000ff" loext:opacity="100%" fo:font-style="italic" fo:font-weight="bold" style:font-style-asian="italic" style:font-weight-asian="bold" style:font-style-complex="italic" style:font-weight-complex="bold"/>
    </style:style>
    <style:style style:name="T12" style:family="text">
      <style:text-properties fo:background-color="#ffff00"/>
    </style:style>
    <style:style style:name="T13" style:family="text">
      <style:text-properties officeooo:rsid="001d873b"/>
    </style:style>
    <style:style style:name="T14" style:family="text">
      <style:text-properties officeooo:rsid="001f9722"/>
    </style:style>
    <style:style style:name="T15" style:family="text">
      <style:text-properties officeooo:rsid="0020768c"/>
    </style:style>
    <style:style style:name="T16" style:family="text">
      <style:text-properties officeooo:rsid="0024ccc8"/>
    </style:style>
    <style:style style:name="T17" style:family="text">
      <style:text-properties officeooo:rsid="0026b95c"/>
    </style:style>
    <style:style style:name="T18" style:family="text">
      <style:text-properties officeooo:rsid="002a0a43"/>
    </style:style>
    <style:style style:name="T19" style:family="text">
      <style:text-properties officeooo:rsid="002f29a0"/>
    </style:style>
    <style:style style:name="T20" style:family="text">
      <style:text-properties officeooo:rsid="0033abed"/>
    </style:style>
    <style:style style:name="T21" style:family="text">
      <style:text-properties officeooo:rsid="0034c1fa"/>
    </style:style>
    <style:style style:name="T22" style:family="text">
      <style:text-properties officeooo:rsid="003621d5"/>
    </style:style>
    <style:style style:name="T23" style:family="text">
      <style:text-properties officeooo:rsid="00425825"/>
    </style:style>
    <style:style style:name="T24" style:family="text">
      <style:text-properties officeooo:rsid="00473f92"/>
    </style:style>
    <style:style style:name="T25" style:family="text">
      <style:text-properties officeooo:rsid="004aaa5b"/>
    </style:style>
    <style:style style:name="T26" style:family="text">
      <style:text-properties officeooo:rsid="004f798e"/>
    </style:style>
    <style:style style:name="T27" style:family="text">
      <style:text-properties officeooo:rsid="00503e94"/>
    </style:style>
    <style:style style:name="T28" style:family="text">
      <style:text-properties officeooo:rsid="0050c80c"/>
    </style:style>
    <style:style style:name="T29" style:family="text">
      <style:text-properties officeooo:rsid="00527e99"/>
    </style:style>
    <style:style style:name="T30" style:family="text">
      <style:text-properties officeooo:rsid="0052ed44"/>
    </style:style>
    <style:style style:name="T31" style:family="text">
      <style:text-properties officeooo:rsid="0054c426"/>
    </style:style>
    <style:style style:name="T32" style:family="text">
      <style:text-properties officeooo:rsid="005a695a"/>
    </style:style>
    <style:style style:name="T33" style:family="text">
      <style:text-properties officeooo:rsid="0061d469"/>
    </style:style>
    <style:style style:name="T34" style:family="text">
      <style:text-properties officeooo:rsid="0064b10c"/>
    </style:style>
    <style:style style:name="T35" style:family="text">
      <style:text-properties officeooo:rsid="0068505a"/>
    </style:style>
    <style:style style:name="T36" style:family="text">
      <style:text-properties officeooo:rsid="006ad496"/>
    </style:style>
    <style:style style:name="T37" style:family="text">
      <style:text-properties officeooo:rsid="006cb519"/>
    </style:style>
    <style:style style:name="T38" style:family="text">
      <style:text-properties officeooo:rsid="006cb519" fo:background-color="#ffff00" loext:char-shading-value="0"/>
    </style:style>
    <style:style style:name="T39" style:family="text">
      <style:text-properties officeooo:rsid="006cb519" fo:background-color="transparent" loext:char-shading-value="0"/>
    </style:style>
    <style:style style:name="T40" style:family="text">
      <style:text-properties officeooo:rsid="0071242c" fo:background-color="transparent" loext:char-shading-value="0"/>
    </style:style>
    <style:style style:name="T41" style:family="text">
      <style:text-properties officeooo:rsid="0072a8e1" fo:background-color="transparent" loext:char-shading-value="0"/>
    </style:style>
    <style:style style:name="T42" style:family="text">
      <style:text-properties officeooo:rsid="0076e066" fo:background-color="transparent" loext:char-shading-value="0"/>
    </style:style>
    <style:style style:name="T43" style:family="text">
      <style:text-properties officeooo:rsid="0077f551" fo:background-color="transparent" loext:char-shading-value="0"/>
    </style:style>
    <style:style style:name="T44" style:family="text">
      <style:text-properties officeooo:rsid="00790e17" fo:background-color="transparent" loext:char-shading-value="0"/>
    </style:style>
    <style:style style:name="T45" style:family="text">
      <style:text-properties officeooo:rsid="00791187" fo:background-color="transparent" loext:char-shading-value="0"/>
    </style:style>
    <style:style style:name="T46" style:family="text">
      <style:text-properties officeooo:rsid="007b6451" fo:background-color="transparent" loext:char-shading-value="0"/>
    </style:style>
    <style:style style:name="T47" style:family="text">
      <style:text-properties fo:background-color="transparent" loext:char-shading-value="0"/>
    </style:style>
    <style:style style:name="T48" style:family="text">
      <style:text-properties officeooo:rsid="00809b0b" fo:background-color="transparent" loext:char-shading-value="0"/>
    </style:style>
    <style:style style:name="T49" style:family="text">
      <style:text-properties officeooo:rsid="0081583e" fo:background-color="transparent" loext:char-shading-value="0"/>
    </style:style>
    <style:style style:name="T50" style:family="text">
      <style:text-properties officeooo:rsid="00820ed8" fo:background-color="transparent" loext:char-shading-value="0"/>
    </style:style>
    <style:style style:name="T51" style:family="text">
      <style:text-properties officeooo:rsid="0089f549" fo:background-color="transparent" loext:char-shading-value="0"/>
    </style:style>
    <style:style style:name="T52" style:family="text">
      <style:text-properties officeooo:rsid="008adb12" fo:background-color="transparent" loext:char-shading-value="0"/>
    </style:style>
    <style:style style:name="T53" style:family="text">
      <style:text-properties officeooo:rsid="008e7c5a" fo:background-color="transparent" loext:char-shading-value="0"/>
    </style:style>
    <style:style style:name="T54" style:family="text">
      <style:text-properties officeooo:rsid="00924cc4" fo:background-color="transparent" loext:char-shading-value="0"/>
    </style:style>
    <style:style style:name="T55" style:family="text">
      <style:text-properties officeooo:rsid="00955519" fo:background-color="transparent" loext:char-shading-value="0"/>
    </style:style>
    <style:style style:name="T56" style:family="text">
      <style:text-properties officeooo:rsid="009c78d2" fo:background-color="transparent" loext:char-shading-value="0"/>
    </style:style>
    <style:style style:name="T57" style:family="text">
      <style:text-properties officeooo:rsid="00a29331" fo:background-color="transparent" loext:char-shading-value="0"/>
    </style:style>
    <style:style style:name="T58" style:family="text">
      <style:text-properties officeooo:rsid="00a3f23f" fo:background-color="transparent" loext:char-shading-value="0"/>
    </style:style>
    <style:style style:name="T59" style:family="text">
      <style:text-properties officeooo:rsid="00ac909c" fo:background-color="transparent" loext:char-shading-value="0"/>
    </style:style>
    <style:style style:name="T60" style:family="text">
      <style:text-properties officeooo:rsid="00b3d4cf" fo:background-color="transparent" loext:char-shading-value="0"/>
    </style:style>
    <style:style style:name="T61" style:family="text">
      <style:text-properties officeooo:rsid="00c3df27" fo:background-color="transparent" loext:char-shading-value="0"/>
    </style:style>
    <style:style style:name="T62" style:family="text">
      <style:text-properties officeooo:rsid="00cac8de" fo:background-color="transparent" loext:char-shading-value="0"/>
    </style:style>
    <style:style style:name="T63" style:family="text">
      <style:text-properties officeooo:rsid="00d38ffa" fo:background-color="transparent" loext:char-shading-value="0"/>
    </style:style>
    <style:style style:name="T64" style:family="text">
      <style:text-properties officeooo:rsid="00d711ba" fo:background-color="transparent" loext:char-shading-value="0"/>
    </style:style>
    <style:style style:name="T65" style:family="text">
      <style:text-properties officeooo:rsid="00d7d3e5" fo:background-color="transparent" loext:char-shading-value="0"/>
    </style:style>
    <style:style style:name="T66" style:family="text">
      <style:text-properties officeooo:rsid="00df06dd" fo:background-color="transparent" loext:char-shading-value="0"/>
    </style:style>
    <style:style style:name="T67" style:family="text">
      <style:text-properties officeooo:rsid="00e5c844" fo:background-color="transparent" loext:char-shading-value="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5"><text:span text:style-name="T1"><text:subject>&lt;Project Name&gt;</text:subject></text:span><text:span text:style-name="T1"/></text:p>
        <text:p text:style-name="P44"><text:span text:style-name="T1">Tehnička dokumentacija</text:span><text:span text:style-name="T1"/></text:p>
        <text:p text:style-name="P44"><text:span text:style-name="T2">Verzija &lt;1.0&gt;</text:span><text:span text:style-name="T2"/></text:p>
        <text:p text:style-name="P46"/>
        <text:p text:style-name="P46"/>
        <text:p text:style-name="P46"/>
        <text:p text:style-name="P46"/>
        <text:p text:style-name="P44"><text:span text:style-name="T3">Studentski tim: </text:span><text:span text:style-name="T5">&lt;Ime i prezime&gt;</text:span><text:span text:style-name="T5"/></text:p>
        <text:p text:style-name="P5"><text:span text:style-name="T6">&lt;Ime i prezime&gt;</text:span><text:span text:style-name="T6"/></text:p>
        <text:p text:style-name="P5"><text:span text:style-name="T6">&lt;Ime i prezime&gt;</text:span><text:span text:style-name="T6"/></text:p>
        <text:p text:style-name="P5"><text:span text:style-name="T7">....</text:span><text:span text:style-name="T7"/></text:p>
        <text:p text:style-name="P7"/>
        <text:p text:style-name="P44"><text:span text:style-name="T3">Nastavnik: </text:span><text:span text:style-name="T5">&lt;Ime i prezime&gt;</text:span><text:span text:style-name="T4"/></text:p>
        <text:p text:style-name="P47"/>
        <text:p text:style-name="P47"/>
        <text:p text:style-name="P47"/>
        <text:p text:style-name="P47"/>
        <text:p text:style-name="P47"/>
        <text:p text:style-name="P47"/>
        <text:p text:style-name="P47"/>
        <text:p text:style-name="P4"/>
      </text:section>
      <text:p text:style-name="P49"><text:span text:style-name="T1">Sadržaj</text:span><text:span text:style-name="T1"/></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span text:style-name="T1">1.</text:span><text:span text:style-name="T9"><text:tab/></text:span><text:span text:style-name="T1">Opis razvijenog proizvoda</text:span><text:tab/>4<text:span text:style-name="T9"/></text:p>
          <text:p text:style-name="P2"><text:span text:style-name="T1">2.</text:span><text:span text:style-name="T9"><text:tab/></text:span><text:span text:style-name="T1">Tehničke značajke</text:span><text:tab/>5<text:span text:style-name="T9"/></text:p>
          <text:p text:style-name="P2"><text:span text:style-name="T1">3.</text:span><text:span text:style-name="T9"><text:tab/></text:span><text:span text:style-name="T1">Upute za korištenje</text:span><text:tab/>6<text:span text:style-name="T9"/></text:p>
          <text:p text:style-name="P2"><text:span text:style-name="T1">4.</text:span><text:span text:style-name="T9"><text:tab/></text:span><text:span text:style-name="T1">Literatura</text:span><text:tab/>7<text:span text:style-name="T9"/></text:p>
        </text:index-body>
      </text:table-of-content>
      <text:p text:style-name="P48"><text:span text:style-name="T1">Tehnička dokumentacija</text:span><text:span text:style-name="T1"/></text:p>
      <text:p text:style-name="InfoBlue"/>
      <text:p text:style-name="Standard"><text:span text:style-name="T10">Na koji način koristiti predložak?</text:span><text:span text:style-name="T10"/></text:p>
      <text:p text:style-name="P3"/>
      <text:p text:style-name="InfoBlue"><text:span text:style-name="T12">Dokument se po potrebi može prilagoditi potrebama pojedinog projekta promjenom predloženih naslova predloženih poglavlja, kao i eventualnim dodavanjem novih poglavlja i potpoglavlja. </text:span><text:span text:style-name="T12"/></text:p>
      <text:p text:style-name="P3"/>
      <text:p text:style-name="InfoBlue"><text:span text:style-name="T12">Cilj dokumenta je opisati rezultat rada studentskog tima, problem koji je riješen u okviru projekta, korištenu tehnologiju, mogućnosti i značajke dobivenog proizvoda i sl.</text:span> <text:span text:style-name="T12">Razinu detalja opisanu u ovom dokumentu studentski tim treba dogovoriti s nastavnikom.</text:span></text:p>
      <text:p text:style-name="InfoBlue"/>
      <text:p text:style-name="InfoBlue"/>
      <text:p text:style-name="InfoBlue"/>
      <text:p text:style-name="InfoBlue"/>
      <text:p text:style-name="Standard"><text:span text:style-name="T11">Literatura:</text:span><text:span text:style-name="T11"/></text:p>
      <text:p text:style-name="InfoBlue">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InfoBlue"/>
      <text:p text:style-name="Standard"><text:span text:style-name="T11">Primjer citiranja knjige:</text:span><text:span text:style-name="T11"/></text:p>
      <text:p text:style-name="InfoBlue">Prezime, inicijal(i) imena autora. Naslov: podnaslov. Podatak o izdanju. Mjesto izdavanja: Nakladnik, godina izdavanja.</text:p>
      <text:p text:style-name="InfoBlue"/>
      <text:p text:style-name="Standard"><text:span text:style-name="T11">Primjer citiranja članka u časopisu:</text:span><text:span text:style-name="T11"/></text:p>
      <text:p text:style-name="InfoBlue">Prezime, inicijal(i) imena autora. Naslov članka: podnaslov. Naziv časopisa. Oznaka sveska/godišta, broj(godina), str. početna-završna.</text:p>
      <text:p text:style-name="InfoBlue"/>
      <text:p text:style-name="Standard"><text:span text:style-name="T11">Primjer citiranja rada sa konferencije:</text:span><text:span text:style-name="T11"/></text:p>
      <text:p text:style-name="InfoBlue">Prezime, inicijal(i) imena autora. Naslov rada: podnaslov. Naslov zbornika, mjesto održavanja konferencije, (godina), str. početna-završna.</text:p>
      <text:p text:style-name="InfoBlue"/>
      <text:p text:style-name="Standard"><text:span text:style-name="T11">Primjer citiranja doktorskog, magistarskog ili diplomskog rada:</text:span><text:span text:style-name="T11"/></text:p>
      <text:p text:style-name="InfoBlue">Prezime, inicijal(i) imena autora. Naslov. Vrsta rada. Ustanova na kojoj je rad obranjen, godina.</text:p>
      <text:p text:style-name="InfoBlue"/>
      <text:p text:style-name="Standard"><text:span text:style-name="T11">Primjer citiranja www izvora:</text:span><text:span text:style-name="T11"/></text:p>
      <text:p text:style-name="InfoBlue">Ime(na) autora (ako je/su poznata), naslov dokumenta, datum nastanka (ako se razlikuje od datuma pristupa izvoru), naslov potpunog djela (italic), potpuna http adresa, datum pristupa dokumentu.</text:p>
      <text:p text:style-name="InfoBlue"/>
      <text:p text:style-name="Standard"><text:span text:style-name="T11">Ostale upute</text:span><text:span text:style-name="T11"/></text:p>
      <text:p text:style-name="InfoBlue">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1" text:outline-level="1"><text:bookmark-start text:name="_Toc179183546"/><text:span text:style-name="T1">Opis razvijenog proizvoda</text:span><text:bookmark-end text:name="_Toc179183546"/><text:span text:style-name="T1"/></text:h>
      <text:p text:style-name="P12"/>
      <text:p text:style-name="P13"><text:span text:style-name="T13">Razvijeni proizvod se sastoji od 2 osnovna dijela: REST API poslužitelja i klijenta pomoću kojeg korisnik vrši interakciju sa sustavom. </text:span><text:span text:style-name="T14">REST API poslužitelj služi kao dio sustava koji sinkorinizira rad cjijelog sustava. On prima zahtjeve s krajnjeg čvora, </text:span><text:span text:style-name="T15">obrađuje</text:span><text:span text:style-name="T14"> ih te ih prosslijeđuje čvorovi</text:span><text:span text:style-name="T17">m</text:span><text:span text:style-name="T14">a koji</text:span><text:span text:style-name="T17">ma</text:span><text:span text:style-name="T14"> su potrebni.</text:span><text:span text:style-name="T1"/></text:p>
      <text:p text:style-name="P13"/>
      <text:p text:style-name="P14">Krajnji ure<text:span text:style-name="T16">đ</text:span>aj je mikrokontroler ESP32 na kojega je spojen mali ekran i 2 enkodera koji služe kao sučelje pre<text:span text:style-name="T18">m</text:span>a <text:span text:style-name="T18">k</text:span>orisniku. <text:span text:style-name="T18">On od korisnika prima podatke i zahtjeve te ih prosljeđuje na obradu.</text:span><text:span text:style-name="T1"/></text:p>
      <text:p text:style-name="P14"><text:span text:style-name="T18">Također može s poslužitelja primiti podatke i zadatke.</text:span><text:span text:style-name="T1"/></text:p>
      <text:p text:style-name="P14"/>
      <text:p text:style-name="P16">Sustav se u najjednostavnijoj varijanti sastoji od jednog poslužitelja i jednog krajnjeg čvora.<text:span text:style-name="T1"/></text:p>
      <text:h text:style-name="P1" text:outline-level="1"><text:bookmark-start text:name="_Toc179183547"/><text:span text:style-name="T1">Tehničke značajke</text:span><text:bookmark-end text:name="_Toc179183547"/><text:span text:style-name="T1"/></text:h>
      <text:p text:style-name="P12"/>
      <text:p text:style-name="P15">Krajnji čvor je uređaj TTGO T display na kojega su dodatno spojeni rotacijski enkoderi. <text:span text:style-name="T19">TTGO T diaplay se sastoji od mikrokontrolera ESP32, ugrađ</text:span><text:span text:style-name="T20">e</text:span><text:span text:style-name="T19">ne memorije i malog LCD ekrana. </text:span><text:span text:style-name="T21">Služi kao točka interakcije </text:span><text:span text:style-name="T22">korisnika sa sustavom od kojega preuzima podatke i zadatke te mu prikazuje povratnu informaciju.</text:span><text:span text:style-name="T1"/></text:p>
      <text:p text:style-name="P15"/>
      <text:p text:style-name="P17">O ESP32<text:span text:style-name="T1"/></text:p>
      <text:p text:style-name="P18">ESP32 je kineska serija mikrokontrolera koju je razvila i proizvodi kineska tvrtka Espressif Systems. Popularni su zbog relativno niske cijena i velikih mogućnosati.<text:span text:style-name="T1"/></text:p>
      <text:p text:style-name="P18"><text:span text:style-name="T24">Najstariji model iz serije, istoimeni ESP32, i</text:span>ma<text:span text:style-name="T24"> </text:span>ugrađena dva <text:span text:style-name="T23">32-bitna </text:span>prosecora Xtensa LX6 koji koristi Harvardsku arhitekturu pristupanja memoriji da bi se poboljšale performanse.<text:span text:style-name="T1"/></text:p>
      <text:p text:style-name="P19">Pored močnih procesora posjeduju dodatno sklopovlje za obradu signala u hardveru. Za ovaj projekt je značajan projač impulsa PCNT, a postoje i upravljački sklopovi za različitu periferiju<text:span text:style-name="T1"/></text:p>
      <text:p text:style-name="P19">UART, I2C, SPI, I2S, TOUCH(kontroler za panel), CAN, ETHERNET PHY ,rBluetooth i WiFI radio<text:span text:style-name="T1"/></text:p>
      <text:p text:style-name="P19"/>
      <text:p text:style-name="P19">WiFI radio se koristi za komunikaciju izmežu mikrokontrolera i REST API poslužitelja<text:span text:style-name="T1"/></text:p>
      <text:p text:style-name="P20">Zbog radijskog primopredajnika, ESP32 mije pogoda za dugotrajno napajanje baterijama, već je poželjno baterije koristiti kao pomoćni izvor napajanje u slučaju nestanka električne energije iz mreže. <text:span text:style-name="T1"/></text:p>
      <text:p text:style-name="P20">Radio se može isključiti zbog uštede energije.<text:span text:style-name="T1"/></text:p>
      <text:p text:style-name="P20"/>
      <text:p text:style-name="P20">Budući sa je ESP32 serija mikrokontrolera, na različitim modelama su dostupni razkličiti procesori i dodattno sklopovlje.<text:span text:style-name="T1"/></text:p>
      <text:p text:style-name="P20"/>
      <text:p text:style-name="P20">Dodatno, neki modeli, kao što je najstaraiji model ESP8266, se više ne proizvode što može biti nezgodno zbog dostupnosti rezervnih dijelova za uređaje u kojima se koriste,a direktna zamjena za iste ne postoji.<text:span text:style-name="T1"/></text:p>
      <text:p text:style-name="P25">S druge strane, Atmel AtMega328P, koji se koristi na razvoju Arduino UNO, se proizvodi 20-ak godina i nema planova za prestanak za prestanak proizvodnje zbog raširenosti u različitim sustavima.</text:p>
      <text:p text:style-name="P26">AtMEga8 – kraj 1990-ih</text:p>
      <text:p text:style-name="P20"/>
      <text:p text:style-name="P21">ESP32 može biti nezgodan za korištenje s vanjsom periferijm jer neki GPIO priključci moraju za vrijeme podizanja sustava biti u predviđenom stanju, a promjena njihovog stanja je dozvoljena nakon podizanja sustava. Moguće ih je koristiti za dijagnostiku pokretanja prije učitavanja programa, a njihovo nepravilno korištenje onemogućava neke funkcije mikrokontrolera kao što su: pokretanje sustava, UART, korištenje vanjske SPI flash memorije, snimanje programskog koda na uređaj. Njihova stanja nakon pokretanja ostaju nepromijenjena ukoliko se isto ne napravi kroz korisnički program<text:span text:style-name="T1"/></text:p>
      <text:p text:style-name="P21">ESP32 has 6 strapping pins:<text:span text:style-name="T1"/></text:p>
      <text:p text:style-name="P21"/>
      <text:p text:style-name="P21"><text:s text:c="4"/>GPIO 0 – pulled up – used to set flash or download boot.<text:span text:style-name="T1"/></text:p>
      <text:p text:style-name="P21"><text:s text:c="4"/>GPIO 2 – pulled down – used with GPIO 0 to select download boot.<text:span text:style-name="T1"/></text:p>
      <text:p text:style-name="P21"><text:s text:c="4"/>GPIO 4 – pulled down – but doesn’t seem to be used.<text:span text:style-name="T1"/></text:p>
      <text:p text:style-name="P21"><text:soft-page-break/><text:s text:c="4"/>GPIO 5 – pulled up – related to SDIO modes.<text:span text:style-name="T1"/></text:p>
      <text:p text:style-name="P21"><text:s text:c="4"/>GPIO 12 (MTDI) – pulled down – SDIO voltage level.<text:span text:style-name="T1"/></text:p>
      <text:p text:style-name="P21"><text:s text:c="4"/>GPIO 15 (MTDO) – pulled up – SDIO mode and diagnostic printing on boot.<text:span text:style-name="T1"/></text:p>
      <text:p text:style-name="P21"><text:s/>detaljije u datasheetu<text:span text:style-name="T1"/></text:p>
      <text:p text:style-name="P21"><text:s/>interni pullUP/DOWN se ne poništava ako nije drugačije podešeno u programu<text:span text:style-name="T1"/></text:p>
      <text:p text:style-name="P21"/>
      <text:p text:style-name="P22"/>
      <text:p text:style-name="P23">Vanjsko sklopovlje i upravljački programi<text:span text:style-name="T1"/></text:p>
      <text:p text:style-name="P23">ekran ST7789<text:span text:style-name="T1"/></text:p>
      <text:p text:style-name="P24">Ekran ST7789 je na ESP32 spojen preko sučelja SPI <text:span text:style-name="T26">Postoji više verzija tog ekrana, a za potrebe projekta se koristi ekran različivosti 240x135 piksela s pomakom početne točke u točku (52,40).</text:span><text:span text:style-name="T1"/></text:p>
      <text:p text:style-name="P23">Kao upravljački program koristi esp_lcd_ili9341 <text:span text:style-name="T25">koji ima podršku za različite ekrane. </text:span><text:span text:style-name="T27">Driveru je potrebno predati podatke o kontaktima na koje je ekran spojen s mikrokontrolerom te osnovne podatke o ekranu (razlučivost i pomak). </text:span><text:span text:style-name="T28">Problem s driverom je taj da u dokumentaciji </text:span><text:span text:style-name="T30">niti u primjerima</text:span><text:span text:style-name="T28"> nije opisano podešavanje pomaka slike pa je kak</text:span><text:span text:style-name="T29">o</text:span><text:span text:style-name="T28"> se to radi potrebno tražiti u programskom kodu drivera.</text:span><text:span text:style-name="T1"/></text:p>
      <text:p text:style-name="P23"/>
      <text:p text:style-name="P27">Za interakciju s korisnikom se koristi grafička biblioteka <text:span text:style-name="T36">LVGL</text:span> napisana u programskom jeziku C. <text:span text:style-name="T31">Zbog toga je pogodna za korištenje na mikrokontrolerima. Iako posjeduje opširnu dokumentaciju, naprednije funkcije ipak nisu detaljno opisane.</text:span><text:span text:style-name="T1"/></text:p>
      <text:p text:style-name="P27"/>
      <text:p text:style-name="P28">Za povezivanje s ulaznim uređajima koristi vlastite strukture podataka tipa lvgl_indev_drv_t koije nisu driveri, nego služe sa spremanje podataka o vrsti ulaznog uređaja i referencu na funkciju za izvlačenje podataka iz istog. <text:span text:style-name="T32">Instanciranje virtualnog uređaja se veši preko strukture lvgl_indev_t. Postupak povezivanja ulaznih uređaja s grafičkim sučeljem je loše dokumentiran pa je potrebno proučiti programski kod i koristiti dodatne izvore informacija, npr. forume. </text:span><text:span text:style-name="T34">Kao ulazne uređaje moguće je koristiti ekrane osjetljive na dodir, tipkala, tipkovnice, enkodere i druge uređaje namijenjene za </text:span><text:span text:style-name="T35">interakciju s korisnikom</text:span><text:span text:style-name="T34">.</text:span><text:span text:style-name="T1"/></text:p>
      <text:p text:style-name="P29">LVGL ima gotove funkcije za stvaranje različitih grafičkih elemenata pa je rad s njima vrlo jednostavan, ali zahtijeva pisanje relativno velike količine programskog koda za njihovo usklađivanje. <text:span text:style-name="T33">Da bi se olakšalo upravljanje grafičkim sučeljem, elementi se mogu grupirati što je korisno za ulazne uređaje kao što su enkoderi i tipkovnice. </text:span><text:span text:style-name="T1"/></text:p>
      <text:p text:style-name="P29"/>
      <text:p text:style-name="P30">Postoje razni primjeri programskog koda koji implementira različite funkcionalnosti, ali su njihove napredne funkcije često nedokumentirame. Pozadinska funkcionalnost povezana s grafičkim elementima se poziva preko callback funkcija koje se mogu pridružiti svakom elementu zasebno ili ista funkcija može posluživati više grafičkih elemenata. </text:p>
      <text:p text:style-name="P31">Događaje na enkoderima obrađuje ugrađeni sklop PCNT (brojač impulsa eng. pulse counter) koji ima više načina rada. <text:span text:style-name="T37">Može brojiti rastuće i padajuće bridove ulaznog signala ili n</text:span><text:span text:style-name="T38">aponske razine istog (promjene razina signala?). </text:span><text:span text:style-name="T39">U mikrokontrolerima ESP32 postoji nekoliko višekanalnih PCNT sklopova, ali postoje i verzije bez njih. </text:span><text:span text:style-name="T40">Najčešće primjene su im određivanje frekvencije ulaznog signala brojenjem impulsa u vremenskom signalu i dekodiranje para kvadratnihg signala u brzinu i smjer što se koristi za rad s enkodereima. </text:span><text:span text:style-name="T41">Moguće je definirati kritične točke kaka sklop može generirati događaje </text:span><text:span text:style-name="T42">(npr. enkoder je napravio X koraka)</text:span><text:span text:style-name="T41"> kojima upozorava korisnički program da je došlo do istih. </text:span><text:span text:style-name="T43">Iako u kontekstu ovog projkekta nije kritično uhvatiti baš sve korake ekodera, PCNT nudi kompenzaciju gubitaka zbog preljeva.</text:span></text:p>
      <text:p text:style-name="P31"><text:soft-page-break/><text:span text:style-name="T55">Driver za PCNT se nalazi u biblioteki driver/pulse_cnt. </text:span><text:span text:style-name="T43">U višedretvenim sustavima postoji opasnost od gubitka konteksta izvođenja dretve. </text:span><text:span text:style-name="T44">Zbog toga u driveru za PCNT postoje funkcije koke su pisane na način da se u višedretvenom sustavu mogu koristiti bez dodatnog spremanja konteksta i korištenja mehanizama za sinkronizaciju. </text:span><text:span text:style-name="T45">To su funkcije pcnt_new_unit() i pcnt_new_channel() i za njih autor garantira pravilno „istovremeno” izvođenje u višedretvenom programu. </text:span><text:span text:style-name="T46">Za korištenje u pprekidnim potprogramima su pogodne funkcij</text:span><text:span text:style-name="T48">e pcnt_unit_start(), pcnt_unit_stop(), pcnt_unit_clear_count() i pcnt_unit_get_count() -&gt; poziva se it LVGL-ove callback funkcije za enkoder. Funkcije koje kao prvi argument primaju podatak tipa pcnt_unit_handle_t ili pcnt_channel_handle_t se ne smatrajju sigurnima za </text:span><text:span text:style-name="T50">istovremeno izv</text:span><text:span text:style-name="T48">ođenje </text:span><text:span text:style-name="T50">u višedretvenim sustavima pa njihovo korištenje dreba izbjegavati u zadacima koji se izvode odvojeno od glavne dretve.</text:span></text:p>
      <text:p text:style-name="P31"><text:span text:style-name="T46"/></text:p>
      <text:p text:style-name="P32"><text:span text:style-name="T47">Za mikrokontrolere koji nemaju ugrađen PCNT </text:span><text:span text:style-name="T49">(npr. ESP32-C serija) </text:span><text:span text:style-name="T47">posto</text:span><text:span text:style-name="T48">j</text:span><text:span text:style-name="T47">i biblioteka koja tu funkcionalnost obavlja softverski.</text:span></text:p>
      <text:p text:style-name="P32"><text:span text:style-name="T47"/></text:p>
      <text:p text:style-name="P33"><text:span text:style-name="T47">Sa PCNT sklopovljem su povezana 2 rotacijska enkodera koji su namijenjemi sa interakciju s korisnikom. </text:span><text:span text:style-name="T51">Enkoder se sastoji od dva dijela: gumba koji je obično tipkalo i dvoizlaznog rotirajućeg generatora kvadratnog signala. Faze izlaznih signala su pomaknute za 90°. Izlazi su označeni slovima A i B, a često se koriste i oznake CLK i DT. </text:span><text:span text:style-name="T52">Kada se enkoder okreće u smjeru kazaljke na satu, izlaz A ima ulogu generatora takta (CLK), a izlaz B je „podatkovni” izlaz, odnosno pomaknut je za 90° u odnosu za CLK i služi za određivanje smjera za okretanja. U slučaju okretanja enkodera u smjeru suprotnom od kazaljke na satu, uloga izlaza A i B su zamijenjene. </text:span><text:span text:style-name="T53">Zato se za sklop PCNT </text:span><text:span text:style-name="T54">koji je zadužen za rad s enkoderom</text:span><text:span text:style-name="T53"> radi inicijalizacija za rad u oba smjera.</text:span></text:p>
      <text:p text:style-name="P34"><text:span text:style-name="T53">S</text:span><text:span text:style-name="T47">ignali koji dolaze s tipkala ugrađenog u enkoder se obrađuju ponoću drivera <text:s/>iot_button koji je ESP-ov univerzalni upravljački program za tipkala. Njegova inicijalizacija se vrši u istoj funkciji u kojoj </text:span><text:span text:style-name="T56">s</text:span><text:span text:style-name="T47">e inicijalizira i PCNT sklop.</text:span></text:p>
      <text:p text:style-name="P34"><text:span text:style-name="T47"/></text:p>
      <text:p text:style-name="P39"><text:span text:style-name="T47">OBRADA HTTP odgovora</text:span></text:p>
      <text:p text:style-name="P39"><text:span text:style-name="T47">ESP-ov HTTP klijent u standardnog konfiguraciji može primati samo nefragmentirane odgovore na zahtjev. Zbog predviđenog načina rada sustava ovo nije poželjno svojstvo te ga je potrebno promijeniti. To se radi u punkciji koja služi za obradu HTTP odgovora. To je funkcija koju poziva HTTP klijent i mora raditi bez obzira na odgovor koji dobije. Ta funkcija može imati različitu složenost ovisno o potrebnoj funkcionalnost, ali niti primjer njezinog najsloženijeg oblika ne može bez promjena raditi s fragmentiranim paketima. U komentaru kod dijela funkcije u kojem se provjerava fragmentiranost piše da je moguće raditi s fragmentiranim odgovorima, ali niti u kemontaru niti u dokumentaciji ne piše kako. Za to je potrebno umjesto provjere uvjeta napisati true jer brisanje provjere uvjeta rezultira programom koji odbacuje fragmentirane podatke, vjerojatno zbog pregaženja </text:span><text:span text:style-name="T62">istoimenih</text:span><text:span text:style-name="T47"> varijabli. </text:span><text:span text:style-name="T63">To bi moglo izazivati problema za veće količine primljenih podataka.</text:span></text:p>
      <text:p text:style-name="P40"><text:span text:style-name="T47">Nakom što se podaci uspješno prime, iz njih se izvlače korisne informacije te se prikazuju korisniku u poruci na ekranu.</text:span></text:p>
      <text:p text:style-name="P34"><text:span text:style-name="T47"/></text:p>
      <text:p text:style-name="P35"><text:span text:style-name="T47">Aplikacijski poslužitelj</text:span></text:p>
      <text:p text:style-name="P35"><text:span text:style-name="T47">REST API poslužitelj je napisan u programskom jeziku C# uz korištenje radnog okvira .</text:span><text:span text:style-name="T57">NET</text:span><text:span text:style-name="T47">. </text:span><text:span text:style-name="T58">Za potrebe projekta napravljena je implementacija za obradu zahtjeva tipa POST i GET koji služe za primanje podataka s krajnjeg čvora i slanje obrađenih podataka na isti. </text:span><text:span text:style-name="T60">Podatak s krajnjeg čvora je obični brojač koji se zapisuje u varijablu i radi se njegova staistička obrada. Pamti se njegova zadnja poznata vrijednost, prosjek i brojač pristiglih poruka s brojačem.</text:span></text:p>
      <text:p text:style-name="P37"><text:span text:style-name="T47">Ti podaci se na zahtjev šalju natrag krajnjem čvoru.</text:span></text:p>
      <text:p text:style-name="P38"><text:span text:style-name="T47">U standardnoj konfiguraciji .net REST kontroler podatke šalje u fragmentiranom obliku što stvara probleme pri radu s tim podacima na mikrokontroleru. </text:span><text:span text:style-name="T61">Budući da .net stvara kontroler tek da dobije zahtjev, podaci koji nisu spremljeni u bazu podataka nestaju između pristiglih zahtjeva pa je, budući da sustav ne koristi bazu podataka, podatke potrebno spremati u statičkom kontekstu da bi se sačuvali između stvaranja kontrolera za obradu zahtjeva.</text:span></text:p>
      <text:p text:style-name="P35"><text:soft-page-break/><text:span text:style-name="T58"/></text:p>
      <text:p text:style-name="P35"><text:span text:style-name="T58"/></text:p>
      <text:p text:style-name="P35"><text:span text:style-name="T58"/></text:p>
      <text:p text:style-name="P36"><text:span text:style-name="T47">Opis rada</text:span></text:p>
      <text:p text:style-name="P36"><text:span text:style-name="T47"><text:tab/></text:span><text:span text:style-name="T65">Korisnik pomoču lijevog enkodera stvara podatak: brojač pritisaka na bilo koji od dva prikazana gumba. Kada želi posalti podatke na poslužitelj pomoću desnog enkodera bira gumb s natpisom POST i pritisne enkoder. Kada želi dohvatiti podatke poslužitelja, odabere gumb s natpisom GET i napravi isto.</text:span></text:p>
      <text:p text:style-name="P36"><text:span text:style-name="T47"><text:tab/>Kao primjer informacijske komunikacije s poslužiteljem šalje se trenutni brojač na krajnjem čvoru sa POST zajtjevevom te se ispisuje poruka sa statusom zahtjeva. Obrađeni podaci se mogu povući s poslužitelja korištenjem GET zahhtjeva te se korisniku ispisuju u poruci. </text:span><text:span text:style-name="T59">N</text:span><text:span text:style-name="T64">a</text:span><text:span text:style-name="T59"> sličan način je moguće ostvariti i komunikaciju za upravljačke poruke.</text:span></text:p>
      <text:p text:style-name="P36"><text:span text:style-name="T59"/></text:p>
      <text:p text:style-name="P41"><text:span text:style-name="T47">Ograničenja</text:span></text:p>
      <text:p text:style-name="P42"><text:span text:style-name="T47">Glavno ograničenje napravljenog sustava je minimalna funkcionalnost potrebna za demonsraciju ideje. Krajnji čvor nije lako podešavati i dodavati novu funkcionalnoszt bez značajnog refaktoriranja programskog koda. </text:span><text:span text:style-name="T66">Također poslužitelj ne koristi sloj perzistencije koji bi osigurao pouzdanu pohranu podataka. Registracija krajnjeg čvora na poslužitelj nije automatska (trenutno nije potrebna jer krajnji čvor sam traži podatke od poslužitelja), ali bi omogućila slanje zahtjeva s poslužitelja na krajnji čvor te skratila vrijeme reakcije sustava), ali se može automatizirati kroz nadogradnju sustava. Dodatno, krajnji čvor izvodi relativno zahtjevan programski kod pa može doći do povremenog usporenog rada sustava. Uz to, firware koji nastaje izgradnjom tog programskog koda zauzima veliku količinu memorije. <text:s/></text:span></text:p>
      <text:p text:style-name="P42"><text:span text:style-name="T66"/></text:p>
      <text:p text:style-name="P42"><text:span text:style-name="T66"/></text:p>
      <text:p text:style-name="P43"><text:span text:style-name="T66">P</text:span><text:span text:style-name="T47">rednosti:</text:span></text:p>
      <text:p text:style-name="P43"><text:span text:style-name="T47">Iao je funkcionalnost izrađenog sustava trenutno ograničena, budući da se koriste standardne komponentne i modularni programski kod, funkcionalnost istog je moguće proširiti bez narušavanja postojeće funkcionalnosti. Hardver koji je potreban za realizaciju sustava je relativno jeftin. Za pokretanje REST API poslužitelja je dovoljno osobno računalo koje na sebi ima instaliran .net SDK, bežična pristupna točka za lokalnu mrežu i mikrokontroler s dodatnom opremom. </text:span><text:span text:style-name="T67">Umjesto za rad s ESP32 programski kod se može preraditi za rad s bilo kojim drugim mikrokontrolerom koji može bežično pristupiti lokalnoj mreži.</text:span></text:p>
      <text:h text:style-name="P1" text:outline-level="1"><text:bookmark-start text:name="_Toc179183548"/><text:span text:style-name="T1">Upute za korištenje</text:span><text:bookmark-end text:name="_Toc179183548"/><text:span text:style-name="T1"/></text:h>
      <text:p text:style-name="P12"/>
      <text:p text:style-name="P12"/>
      <text:h text:style-name="P1" text:outline-level="1"><text:bookmark-start text:name="_Toc179183549"/><text:span text:style-name="T1">Literatura</text:span><text:bookmark-end text:name="_Toc179183549"/><text:span text:style-name="T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HR"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HR"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line-height-at-least="0.423cm" fo:text-align="start" style:justify-single-word="false" fo:orphans="0" fo:widows="0"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cm" fo:margin-bottom="0.106cm"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54cm"/>
          <style:tab-stop style:position="2.822cm"/>
          <style:tab-stop style:position="16.51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paragraph-properties fo:margin-left="1.27cm" fo:margin-right="0cm" fo:text-indent="-0.762cm" style:auto-text-indent="false"/>
    </style:style>
    <style:style style:name="Bullet2" style:family="paragraph" style:parent-style-name="Standard">
      <style:paragraph-properties fo:margin-left="2.54cm" fo:margin-right="0cm" fo:text-indent="-0.635cm" style:auto-text-indent="false"/>
      <style:text-properties fo:color="#000080" loext:opacity="100%"/>
    </style:style>
    <style:style style:name="Tabletext" style:family="paragraph" style:parent-style-name="Standard">
      <style:paragraph-properties fo:margin-top="0cm" fo:margin-bottom="0.212cm"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auto-update="true"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text-properties fo:color="#0000ff" loext:opacity="100%" fo:language="hr" fo:country="HR" fo:font-style="italic" style:font-style-asian="italic"/>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Courier New1" style:font-family-asian="'Courier New'" style:font-family-generic-asian="system" style:font-pitch-asian="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style:font-name="Arial" fo:font-family="Arial" style:font-family-generic="roman" style:font-pitch="variable" fo:font-size="8pt" fo:font-weight="bold" style:font-size-asian="8pt"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hr" number:country="HR">
      <number:year number:style="long"/>
    </number:date-style>
    <style:default-page-layout>
      <style:page-layout-properties style:layout-grid-standard-mode="true"/>
    </style:default-page-layout>
  </office:styles>
  <office:automatic-styles>
    <style:style style:name="Table1" style:family="table">
      <style:table-properties style:width="16.859cm" fo:margin-left="0.012cm" fo:margin-top="0cm" fo:margin-bottom="0cm" table:align="left" style:writing-mode="lr-tb"/>
    </style:style>
    <style:style style:name="Table1.A" style:family="table-column">
      <style:table-column-properties style:column-width="11.252cm"/>
    </style:style>
    <style:style style:name="Table1.B" style:family="table-column">
      <style:table-column-properties style:column-width="5.606cm"/>
    </style:style>
    <style:style style:name="Table1.1" style:family="table-row">
      <style:table-row-properties fo:keep-together="auto"/>
    </style:style>
    <style:style style:name="Table1.A1" style:family="table-cell">
      <style:table-cell-properties fo:padding-left="0.191cm" fo:padding-right="0.191cm" fo:padding-top="0cm" fo:padding-bottom="0cm" fo:border="0.75pt solid #000000"/>
    </style:style>
    <style:style style:name="Table2" style:family="table">
      <style:table-properties style:width="16.732cm" fo:margin-left="0cm" fo:margin-top="0cm" fo:margin-bottom="0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859cm" fo:margin-left="0.012cm" fo:margin-top="0cm" fo:margin-bottom="0cm" table:align="left" style:writing-mode="lr-tb"/>
    </style:style>
    <style:style style:name="Table3.A" style:family="table-column">
      <style:table-column-properties style:column-width="11.252cm"/>
    </style:style>
    <style:style style:name="Table3.B" style:family="table-column">
      <style:table-column-properties style:column-width="5.606cm"/>
    </style:style>
    <style:style style:name="Table3.1" style:family="table-row">
      <style:table-row-properties fo:keep-together="auto"/>
    </style:style>
    <style:style style:name="Table3.A1" style:family="table-cell">
      <style:table-cell-properties fo:padding-left="0.191cm" fo:padding-right="0.191cm" fo:padding-top="0cm" fo:padding-bottom="0cm" fo:border="0.75pt solid #000000"/>
    </style:style>
    <style:style style:name="Table4" style:family="table">
      <style:table-properties style:width="16.732cm" fo:margin-left="0cm" fo:margin-top="0cm" fo:margin-bottom="0cm" table:align="left" style:writing-mode="lr-tb"/>
    </style:style>
    <style:style style:name="Table4.A" style:family="table-column">
      <style:table-column-properties style:column-width="5.577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MP1" style:family="paragraph" style:parent-style-name="Standard">
      <style:paragraph-properties fo:orphans="0" fo:widows="0"/>
    </style:style>
    <style:style style:name="MP2" style:family="paragraph" style:parent-style-name="Standard">
      <style:paragraph-properties fo:margin-left="0cm" fo:margin-right="0.12cm" fo:margin-top="0.071cm" fo:margin-bottom="0cm" style:contextual-spacing="false" fo:orphans="0" fo:widows="0" fo:text-indent="0cm" style:auto-text-indent="false">
        <style:tab-stops>
          <style:tab-stop style:position="2.002cm"/>
        </style:tab-stops>
      </style:paragraph-properties>
    </style:style>
    <style:style style:name="MP3" style:family="paragraph" style:parent-style-name="Standard">
      <style:paragraph-properties fo:margin-left="0cm" fo:margin-right="0.635cm" fo:orphans="0" fo:widows="0" fo:text-indent="0cm" style:auto-text-indent="false"/>
    </style:style>
    <style:style style:name="MP4" style:family="paragraph" style:parent-style-name="Standard">
      <style:paragraph-properties fo:text-align="center" style:justify-single-word="false" fo:orphans="0" fo:widows="0"/>
    </style:style>
    <style:style style:name="MP5" style:family="paragraph" style:parent-style-name="Standard">
      <style:paragraph-properties fo:text-align="end" style:justify-single-word="false" fo:orphans="0" fo:widows="0"/>
    </style:style>
    <style:style style:name="MT1" style:family="text">
      <style:text-properties fo:language="hr" fo:country="HR"/>
    </style:style>
    <style:style style:name="MT2" style:family="text">
      <style:text-properties style:font-name="Symbol" fo:language="hr" fo:country="HR" style:font-name-asian="Symbol1" style:font-name-complex="Symbol1"/>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row table:style-name="Table1.1">
            <table:table-cell table:style-name="Table1.A1" office:value-type="string">
              <text:p text:style-name="MP1"><text:span text:style-name="MT1">&lt;Naziv projekta&gt;</text:span><text:span text:style-name="MT1"/></text:p>
            </table:table-cell>
            <table:table-cell table:style-name="Table1.A1" office:value-type="string">
              <text:p text:style-name="MP2"><text:span text:style-name="MT1"><text:s text:c="2"/>Verzija: <text:s text:c="10"/>&lt;1.0&gt;</text:span><text:span text:style-name="MT1"/></text:p>
            </table:table-cell>
          </table:table-row>
          <table:table-row table:style-name="Table1.1">
            <table:table-cell table:style-name="Table1.A1" office:value-type="string">
              <text:p text:style-name="MP1"><text:span text:style-name="MT1">Tehnička dokumentacija</text:span><text:span text:style-name="MT1"/></text:p>
            </table:table-cell>
            <table:table-cell table:style-name="Table1.A1" office:value-type="string">
              <text:p text:style-name="MP1"><text:span text:style-name="MT1"><text:s text:c="2"/>Datum: <text:s/>&lt;dd/mm/yy&gt;</text:span><text:span text:style-name="MT1"/></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3"><text:span text:style-name="MT1">FER <text:s/>- Projekt</text:span><text:span text:style-name="MT1"/></text:p>
            </table:table-cell>
            <table:table-cell table:style-name="Table2.A1" office:value-type="string">
              <text:p text:style-name="MP4"><text:span text:style-name="MT2"></text:span><text:span text:style-name="MT1">FER, </text:span><text:span text:style-name="MT1"><text:date style:data-style-name="N10111" text:date-value="2025-01-25T16:31:22.503575831">2025</text:date></text:span><text:span text:style-name="MT1"/></text:p>
            </table:table-cell>
            <table:table-cell table:style-name="Table2.A1" office:value-type="string">
              <text:p text:style-name="MP5"><text:span text:style-name="MT1">Stranica </text:span><text:span text:style-name="page_20_number"><text:span text:style-name="MT1"><text:page-number text:select-page="current">1</text:page-number></text:span></text:span><text:span text:style-name="page_20_number"><text:span text:style-name="MT1"><text:s/>od </text:span></text:span><text:span text:style-name="page_20_number"><text:span text:style-name="MT1"><text:page-count>10</text:page-count></text:span></text:span><text:span text:style-name="MT1"/></text:p>
            </table:table-cell>
          </table:table-row>
        </table:table>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3" table:style-name="Table3">
          <table:table-column table:style-name="Table3.A"/>
          <table:table-column table:style-name="Table3.B"/>
          <table:table-row table:style-name="Table3.1">
            <table:table-cell table:style-name="Table3.A1" office:value-type="string">
              <text:p text:style-name="MP1"><text:span text:style-name="MT1">&lt;Naziv projekta&gt;</text:span><text:span text:style-name="MT1"/></text:p>
            </table:table-cell>
            <table:table-cell table:style-name="Table3.A1" office:value-type="string">
              <text:p text:style-name="MP2"><text:span text:style-name="MT1"><text:s text:c="2"/>Verzija: <text:s text:c="10"/>&lt;1.0&gt;</text:span><text:span text:style-name="MT1"/></text:p>
            </table:table-cell>
          </table:table-row>
          <table:table-row table:style-name="Table3.1">
            <table:table-cell table:style-name="Table3.A1" office:value-type="string">
              <text:p text:style-name="MP1"><text:span text:style-name="MT1">Tehnička dokumentacija</text:span><text:span text:style-name="MT1"/></text:p>
            </table:table-cell>
            <table:table-cell table:style-name="Table3.A1" office:value-type="string">
              <text:p text:style-name="MP1"><text:span text:style-name="MT1"><text:s text:c="2"/>Datum: <text:s/>&lt;dd/mm/yy&gt;</text:span><text:span text:style-name="MT1"/></text:p>
            </table: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3"><text:span text:style-name="MT1">FER <text:s/>- Projekt</text:span><text:span text:style-name="MT1"/></text:p>
            </table:table-cell>
            <table:table-cell table:style-name="Table4.A1" office:value-type="string">
              <text:p text:style-name="MP4"><text:span text:style-name="MT2"></text:span><text:span text:style-name="MT1">FER, </text:span><text:span text:style-name="MT1"><text:date style:data-style-name="N10111" text:date-value="2025-01-25T16:31:22.512845168">2025</text:date></text:span><text:span text:style-name="MT1"/></text:p>
            </table:table-cell>
            <table:table-cell table:style-name="Table4.A1" office:value-type="string">
              <text:p text:style-name="MP5"><text:span text:style-name="MT1">Stranica </text:span><text:span text:style-name="page_20_number"><text:span text:style-name="MT1"><text:page-number text:select-page="current">10</text:page-number></text:span></text:span><text:span text:style-name="page_20_number"><text:span text:style-name="MT1"><text:s/>od </text:span></text:span><text:span text:style-name="page_20_number"><text:span text:style-name="MT1"><text:page-count>10</text:page-count></text:span></text:span><text:span text:style-name="MT1"/></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velopment Case</dc:title>
    <dc:subject>&lt;Project Name&gt;</dc:subject>
    <meta:editing-cycles>86</meta:editing-cycles>
    <meta:print-date>2005-03-17T14:40:00</meta:print-date>
    <meta:creation-date>2025-01-24T18:29:32.645161824</meta:creation-date>
    <dc:date>2025-01-25T16:31:18.095927132</dc:date>
    <meta:editing-duration>PT22H2M2S</meta:editing-duration>
    <meta:generator>LibreOffice/7.4.7.2$Linux_AARCH64 LibreOffice_project/40$Build-2</meta:generator>
    <meta:document-statistic meta:table-count="4" meta:image-count="0" meta:object-count="0" meta:page-count="10" meta:paragraph-count="103" meta:word-count="2256" meta:character-count="15614" meta:non-whitespace-character-count="13387"/>
    <meta:user-defined meta:name="AppVersion">16.0000</meta:user-defined>
    <meta:user-defined meta:name="Company">&lt;Company Name&gt;</meta:user-defined>
    <meta:template xlink:type="simple" xlink:actuate="onRequest" xlink:title="FER_Predmet_Projekt_Tehnicka_Dokumentacija.dotx" xlink:href=""/>
  </office:meta>
</office:document-meta>
</file>